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Times New Roman" svg:font-family="'Times New Roman', Times, serif"/>
    <style:font-face style:name="EB Garamond 08" svg:font-family="'EB Garamond 08'" style:font-pitch="variable"/>
    <style:font-face style:name="Calibri" svg:font-family="Calibri" style:font-family-generic="roman" style:font-pitch="variable"/>
    <style:font-face style:name="Georgia1"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00%"/>
      <style:text-properties fo:color="#fff2cc" style:font-name="EB Garamond 08" fo:font-size="12pt" officeooo:rsid="00123aac" officeooo:paragraph-rsid="00123aac" style:font-size-asian="12pt" style:font-size-complex="12pt"/>
    </style:style>
    <style:style style:name="P2" style:family="paragraph" style:parent-style-name="Standard">
      <style:paragraph-properties fo:line-height="100%"/>
      <style:text-properties fo:color="#fff2cc" style:font-name="EB Garamond 08" fo:font-size="12pt" fo:font-style="normal" officeooo:rsid="0018ed3b" officeooo:paragraph-rsid="001aba59" style:font-size-asian="12pt" style:font-style-asian="normal" style:font-size-complex="12pt" style:font-style-complex="normal"/>
    </style:style>
    <style:style style:name="P3" style:family="paragraph" style:parent-style-name="Standard">
      <style:paragraph-properties fo:line-height="100%"/>
      <style:text-properties fo:color="#fff2cc" style:font-name="EB Garamond 08" fo:font-size="12pt" fo:font-style="normal" officeooo:rsid="00252fb4" officeooo:paragraph-rsid="001aba59" style:font-size-asian="12pt" style:font-style-asian="normal" style:font-size-complex="12pt" style:font-style-complex="normal"/>
    </style:style>
    <style:style style:name="P4" style:family="paragraph" style:parent-style-name="Standard">
      <style:paragraph-properties fo:line-height="100%"/>
      <style:text-properties fo:color="#fff2cc" style:font-name="EB Garamond 08" fo:font-size="12pt" fo:font-style="normal" officeooo:rsid="00252fb4" officeooo:paragraph-rsid="00252fb4" style:font-size-asian="12pt" style:font-style-asian="normal" style:font-size-complex="12pt" style:font-style-complex="normal"/>
    </style:style>
    <style:style style:name="P5" style:family="paragraph" style:parent-style-name="Standard">
      <style:paragraph-properties fo:line-height="100%"/>
      <style:text-properties fo:color="#fff2cc" style:font-name="EB Garamond 08" fo:font-size="12pt" fo:font-style="normal" fo:font-weight="bold" officeooo:rsid="00252fb4" officeooo:paragraph-rsid="00252fb4" style:font-size-asian="12pt" style:font-style-asian="normal" style:font-weight-asian="bold" style:font-size-complex="12pt" style:font-style-complex="normal" style:font-weight-complex="bold"/>
    </style:style>
    <style:style style:name="P6" style:family="paragraph" style:parent-style-name="Standard">
      <style:paragraph-properties fo:line-height="100%"/>
      <style:text-properties fo:color="#fff2cc" style:font-name="EB Garamond 08" fo:font-size="12pt" fo:font-style="normal" fo:font-weight="normal" officeooo:rsid="00252fb4" officeooo:paragraph-rsid="00252fb4" style:font-size-asian="12pt" style:font-style-asian="normal" style:font-weight-asian="normal" style:font-size-complex="12pt" style:font-style-complex="normal" style:font-weight-complex="normal"/>
    </style:style>
    <style:style style:name="P7" style:family="paragraph" style:parent-style-name="Standard" style:master-page-name="">
      <loext:graphic-properties draw:fill="none"/>
      <style:paragraph-properties fo:margin-left="0.1252in" fo:margin-right="0in" fo:margin-top="0in" fo:margin-bottom="0.111in" loext:contextual-spacing="false" fo:line-height="100%" fo:text-align="start" style:justify-single-word="false" fo:orphans="2" fo:widows="2" fo:text-indent="0in" style:auto-text-indent="false" style:page-number="auto" fo:background-color="transparent" style:writing-mode="lr-tb"/>
      <style:text-properties fo:color="#fff2cc" style:font-name="EB Garamond 08" fo:font-size="12pt" fo:font-style="normal" officeooo:rsid="0025b386" officeooo:paragraph-rsid="0025b386" style:font-size-asian="12pt" style:font-style-asian="normal" style:font-size-complex="12pt" style:font-style-complex="normal"/>
    </style:style>
    <style:style style:name="P8" style:family="paragraph" style:parent-style-name="Standard">
      <loext:graphic-properties draw:fill="none"/>
      <style:paragraph-properties fo:margin-left="0.1252in" fo:margin-right="0in" fo:margin-top="0in" fo:margin-bottom="0.111in" loext:contextual-spacing="false" fo:line-height="100%" fo:text-align="start" style:justify-single-word="false" fo:orphans="2" fo:widows="2" fo:text-indent="0in" style:auto-text-indent="false" fo:background-color="transparent" style:writing-mode="lr-tb"/>
      <style:text-properties fo:color="#fff2cc" style:font-name="EB Garamond 08" fo:font-size="12pt" fo:font-style="normal" officeooo:rsid="0025b386" officeooo:paragraph-rsid="0025b386" style:font-size-asian="12pt" style:font-style-asian="normal" style:font-size-complex="12pt" style:font-style-complex="normal"/>
    </style:style>
    <style:style style:name="P9" style:family="paragraph" style:parent-style-name="Standard">
      <loext:graphic-properties draw:fill="none"/>
      <style:paragraph-properties fo:margin-left="0.1252in" fo:margin-right="0in" fo:margin-top="0in" fo:margin-bottom="0.111in" loext:contextual-spacing="false" fo:line-height="100%" fo:text-align="start" style:justify-single-word="false" fo:orphans="2" fo:widows="2" fo:text-indent="0in" style:auto-text-indent="false" fo:background-color="transparent" style:writing-mode="lr-tb"/>
      <style:text-properties fo:color="#fff2cc" style:font-name="EB Garamond 08" fo:font-size="12pt" fo:font-style="normal" officeooo:rsid="0027739e" officeooo:paragraph-rsid="0027739e" style:font-size-asian="12pt" style:font-style-asian="normal" style:font-size-complex="12pt" style:font-style-complex="normal"/>
    </style:style>
    <style:style style:name="P10" style:family="paragraph" style:parent-style-name="Standard">
      <loext:graphic-properties draw:fill="none"/>
      <style:paragraph-properties fo:margin-left="0.1252in" fo:margin-right="0in" fo:margin-top="0in" fo:margin-bottom="0.111in" loext:contextual-spacing="false" fo:line-height="100%" fo:text-align="start" style:justify-single-word="false" fo:orphans="2" fo:widows="2" fo:text-indent="0in" style:auto-text-indent="false" fo:background-color="transparent" style:writing-mode="lr-tb"/>
      <style:text-properties fo:color="#fff2cc" style:font-name="EB Garamond 08" fo:font-size="12pt" fo:font-style="normal" officeooo:rsid="00260454" officeooo:paragraph-rsid="00260454" style:font-size-asian="12pt" style:font-style-asian="normal" style:font-size-complex="12pt" style:font-style-complex="normal"/>
    </style:style>
    <style:style style:name="P11" style:family="paragraph" style:parent-style-name="Standard">
      <loext:graphic-properties draw:fill="none"/>
      <style:paragraph-properties fo:margin-left="0.1252in" fo:margin-right="0in" fo:margin-top="0in" fo:margin-bottom="0.111in" loext:contextual-spacing="false" fo:line-height="100%" fo:text-align="start" style:justify-single-word="false" fo:orphans="2" fo:widows="2" fo:text-indent="0in" style:auto-text-indent="false" fo:background-color="transparent" style:writing-mode="lr-tb"/>
      <style:text-properties fo:color="#fff2cc" style:font-name="EB Garamond 08" fo:font-size="12pt" fo:font-style="normal" officeooo:rsid="00270fd7" officeooo:paragraph-rsid="00270fd7" style:font-size-asian="12pt" style:font-style-asian="normal" style:font-size-complex="12pt" style:font-style-complex="normal"/>
    </style:style>
    <style:style style:name="P12" style:family="paragraph" style:parent-style-name="Standard">
      <loext:graphic-properties draw:fill="none"/>
      <style:paragraph-properties fo:margin-left="0.1252in" fo:margin-right="0in" fo:margin-top="0in" fo:margin-bottom="0.111in" loext:contextual-spacing="false" fo:line-height="100%" fo:text-align="start" style:justify-single-word="false" fo:orphans="2" fo:widows="2" fo:text-indent="0in" style:auto-text-indent="false" fo:background-color="transparent" style:writing-mode="lr-tb"/>
      <style:text-properties fo:color="#fff2cc" style:font-name="EB Garamond 08" fo:font-size="12pt" fo:font-style="normal" officeooo:rsid="00292e13" officeooo:paragraph-rsid="00292e13" style:font-size-asian="12pt" style:font-style-asian="normal" style:font-size-complex="12pt" style:font-style-complex="normal"/>
    </style:style>
    <style:style style:name="P13" style:family="paragraph" style:parent-style-name="Standard">
      <loext:graphic-properties draw:fill="none"/>
      <style:paragraph-properties fo:margin-left="0.1252in" fo:margin-right="0in" fo:margin-top="0in" fo:margin-bottom="0.111in" loext:contextual-spacing="false" fo:line-height="100%" fo:text-align="start" style:justify-single-word="false" fo:orphans="2" fo:widows="2" fo:text-indent="0in" style:auto-text-indent="false" fo:background-color="transparent" style:writing-mode="lr-tb"/>
      <style:text-properties fo:color="#fff2cc" style:font-name="EB Garamond 08" fo:font-size="12pt" fo:font-style="normal" officeooo:rsid="003254ca" officeooo:paragraph-rsid="003254ca" style:font-size-asian="12pt" style:font-style-asian="normal" style:font-size-complex="12pt" style:font-style-complex="normal"/>
    </style:style>
    <style:style style:name="P14" style:family="paragraph" style:parent-style-name="Standard">
      <loext:graphic-properties draw:fill="none"/>
      <style:paragraph-properties fo:margin-left="0.1252in" fo:margin-right="0in" fo:margin-top="0in" fo:margin-bottom="0.111in" loext:contextual-spacing="false" fo:line-height="100%" fo:text-align="start" style:justify-single-word="false" fo:orphans="2" fo:widows="2" fo:text-indent="0in" style:auto-text-indent="false" fo:background-color="transparent" style:writing-mode="lr-tb"/>
      <style:text-properties fo:color="#fff2cc" style:font-name="EB Garamond 08" fo:font-size="12pt" fo:font-style="italic" officeooo:rsid="00260454" officeooo:paragraph-rsid="00260454" style:font-size-asian="12pt" style:font-style-asian="italic" style:font-size-complex="12pt" style:font-style-complex="italic"/>
    </style:style>
    <style:style style:name="P15" style:family="paragraph" style:parent-style-name="Standard">
      <loext:graphic-properties draw:fill="none"/>
      <style:paragraph-properties fo:margin-left="0.1252in" fo:margin-right="0in" fo:margin-top="0in" fo:margin-bottom="0.111in" loext:contextual-spacing="false" fo:line-height="100%" fo:text-align="start" style:justify-single-word="false" fo:orphans="2" fo:widows="2" fo:text-indent="0in" style:auto-text-indent="false" fo:background-color="transparent" style:writing-mode="lr-tb"/>
      <style:text-properties fo:color="#fff2cc" style:font-name="EB Garamond 08" fo:font-size="12pt" fo:font-style="italic" officeooo:rsid="00270fd7" officeooo:paragraph-rsid="00270fd7" style:font-size-asian="12pt" style:font-style-asian="italic" style:font-size-complex="12pt" style:font-style-complex="italic"/>
    </style:style>
    <style:style style:name="P16" style:family="paragraph" style:parent-style-name="Standard">
      <loext:graphic-properties draw:fill="none"/>
      <style:paragraph-properties fo:margin-left="0.1252in" fo:margin-right="0in" fo:margin-top="0in" fo:margin-bottom="0.111in" loext:contextual-spacing="false" fo:line-height="100%" fo:text-align="start" style:justify-single-word="false" fo:orphans="2" fo:widows="2" fo:text-indent="0in" style:auto-text-indent="false" fo:background-color="transparent" style:writing-mode="lr-tb"/>
      <style:text-properties fo:color="#fff2cc" style:font-name="EB Garamond 08" fo:font-size="12pt" fo:font-style="italic" officeooo:rsid="00292e13" officeooo:paragraph-rsid="00292e13" style:font-size-asian="12pt" style:font-style-asian="italic" style:font-size-complex="12pt" style:font-style-complex="italic"/>
    </style:style>
    <style:style style:name="P17" style:family="paragraph" style:parent-style-name="Heading_20_3">
      <loext:graphic-properties draw:fill="none"/>
      <style:paragraph-properties fo:margin-left="0.1252in" fo:margin-right="0in" fo:margin-top="0in" fo:margin-bottom="0.111in" loext:contextual-spacing="false" fo:line-height="100%" fo:text-align="start" style:justify-single-word="false" fo:orphans="2" fo:widows="2" fo:text-indent="0in" style:auto-text-indent="false" fo:background-color="transparent" style:writing-mode="lr-tb"/>
      <style:text-properties fo:font-variant="normal" fo:text-transform="none" fo:color="#8167a2" style:font-name="Times New Roman" fo:font-size="8pt" fo:letter-spacing="0.0071in" fo:font-style="normal" fo:font-weight="normal" officeooo:rsid="003254ca" officeooo:paragraph-rsid="003254ca" style:font-size-asian="12pt" style:font-style-asian="normal" style:font-size-complex="12pt" style:font-style-complex="normal"/>
    </style:style>
    <style:style style:name="P18" style:family="paragraph" style:parent-style-name="Standard">
      <loext:graphic-properties draw:fill="none"/>
      <style:paragraph-properties fo:margin-left="0.25in" fo:margin-right="0in" fo:margin-top="0in" fo:margin-bottom="0.111in" loext:contextual-spacing="false" fo:line-height="100%" fo:text-align="start" style:justify-single-word="false" fo:orphans="2" fo:widows="2" fo:text-indent="0in" style:auto-text-indent="false" fo:background-color="transparent" style:writing-mode="lr-tb"/>
      <style:text-properties fo:color="#fff2cc" style:font-name="EB Garamond 08" fo:font-size="12pt" fo:font-style="normal" fo:font-weight="normal" officeooo:rsid="00252fb4" officeooo:paragraph-rsid="00252fb4" style:font-size-asian="12pt" style:font-style-asian="normal" style:font-weight-asian="normal" style:font-size-complex="12pt" style:font-style-complex="normal" style:font-weight-complex="normal"/>
    </style:style>
    <style:style style:name="P19" style:family="paragraph" style:parent-style-name="Standard" style:master-page-name="">
      <loext:graphic-properties draw:fill="none"/>
      <style:paragraph-properties fo:margin-left="0.25in" fo:margin-right="0in" fo:margin-top="0in" fo:margin-bottom="0.111in" loext:contextual-spacing="false" fo:line-height="100%" fo:text-align="start" style:justify-single-word="false" fo:orphans="2" fo:widows="2" fo:text-indent="0in" style:auto-text-indent="false" style:page-number="auto" fo:background-color="transparent" style:writing-mode="lr-tb"/>
      <style:text-properties fo:color="#fff2cc" style:font-name="EB Garamond 08" fo:font-size="12pt" fo:font-style="normal" fo:font-weight="normal" officeooo:rsid="00252fb4" officeooo:paragraph-rsid="00252fb4"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left="0in" fo:margin-right="0in" fo:orphans="2" fo:widows="2" fo:text-indent="0in" style:auto-text-indent="false"/>
    </style:style>
    <style:style style:name="P21" style:family="paragraph" style:parent-style-name="Text_20_body">
      <style:paragraph-properties fo:margin-left="0in" fo:margin-right="0in" fo:orphans="2" fo:widows="2" fo:text-indent="0in" style:auto-text-indent="false"/>
      <style:text-properties fo:font-variant="normal" fo:text-transform="none" style:font-name="Times New Roman" fo:font-size="9pt" fo:letter-spacing="normal" fo:font-style="normal" fo:font-weight="normal"/>
    </style:style>
    <style:style style:name="P22" style:family="paragraph" style:parent-style-name="Standard" style:master-page-name="Standard">
      <style:paragraph-properties fo:margin-top="0in" fo:margin-bottom="0in" loext:contextual-spacing="false" fo:line-height="100%" fo:text-align="start" style:justify-single-word="false" style:page-number="auto"/>
      <style:text-properties fo:color="#fff2cc" style:font-name="EB Garamond 08" fo:font-size="12pt" officeooo:rsid="00123aac" style:font-size-asian="12pt" style:font-size-complex="12pt"/>
    </style:style>
    <style:style style:name="P23" style:family="paragraph" style:parent-style-name="Standard">
      <loext:graphic-properties draw:fill="none"/>
      <style:paragraph-properties fo:margin-left="0.1252in" fo:margin-right="0in" fo:margin-top="0in" fo:margin-bottom="0.111in" loext:contextual-spacing="false" fo:line-height="100%" fo:text-align="start" style:justify-single-word="false" fo:orphans="2" fo:widows="2" fo:text-indent="0in" style:auto-text-indent="false" fo:background-color="transparent" style:writing-mode="lr-tb"/>
      <style:text-properties fo:color="#eeeeee" officeooo:paragraph-rsid="003254ca"/>
    </style:style>
    <style:style style:name="P24" style:family="paragraph">
      <loext:graphic-properties draw:fill="none"/>
      <style:paragraph-properties fo:background-color="transparent" style:writing-mode="lr-tb"/>
    </style:style>
    <style:style style:name="P25" style:family="paragraph">
      <loext:graphic-properties draw:fill="none"/>
      <style:paragraph-properties fo:background-color="transparent" style:writing-mode="lr-tb"/>
      <style:text-properties fo:color="#ffffff"/>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officeooo:rsid="00247ca9"/>
    </style:style>
    <style:style style:name="T4" style:family="text">
      <style:text-properties fo:font-style="italic" style:font-style-asian="italic" style:font-style-complex="italic"/>
    </style:style>
    <style:style style:name="T5" style:family="text">
      <style:text-properties fo:font-style="italic" officeooo:rsid="0025b386" style:font-style-asian="italic" style:font-style-complex="italic"/>
    </style:style>
    <style:style style:name="T6" style:family="text">
      <style:text-properties officeooo:rsid="0025b386"/>
    </style:style>
    <style:style style:name="T7" style:family="text">
      <style:text-properties style:text-position="0% 100%" officeooo:rsid="002fbebc"/>
    </style:style>
    <style:style style:name="T8" style:family="text">
      <style:text-properties officeooo:rsid="00260454"/>
    </style:style>
    <style:style style:name="T9" style:family="text">
      <style:text-properties officeooo:rsid="00270fd7"/>
    </style:style>
    <style:style style:name="T10" style:family="text">
      <style:text-properties officeooo:rsid="002fbebc"/>
    </style:style>
    <style:style style:name="T11" style:family="text">
      <style:text-properties officeooo:rsid="003090f6"/>
    </style:style>
    <style:style style:name="T12" style:family="text">
      <style:text-properties fo:font-variant="normal" fo:text-transform="none" style:font-name="Times New Roman" fo:font-size="9pt" fo:letter-spacing="normal" fo:font-style="normal" fo:font-weight="normal"/>
    </style:style>
    <style:style style:name="T13" style:family="text">
      <style:text-properties fo:font-variant="normal" fo:text-transform="none" style:font-name="Times New Roman" fo:font-size="9pt" fo:letter-spacing="normal" fo:font-style="normal" fo:font-weight="bold"/>
    </style:style>
    <style:style style:name="T14" style:family="text">
      <style:text-properties fo:color="#fff2cc" style:font-name="EB Garamond 08" fo:font-size="12pt" fo:font-style="normal" officeooo:rsid="003254ca" style:font-size-asian="12pt" style:font-style-asian="normal" style:font-size-complex="12pt" style:font-style-complex="normal"/>
    </style:style>
    <style:style style:name="T15" style:family="text">
      <style:text-properties fo:color="#000000" fo:background-color="#ffffff" loext:char-shading-value="0"/>
    </style:style>
    <style:style style:name="T16" style:family="text">
      <style:text-properties fo:color="#000000" fo:background-color="#fff200" loext:char-shading-value="0"/>
    </style:style>
    <style:style style:name="T17" style:family="text">
      <style:text-properties fo:color="#ce181e"/>
    </style:style>
    <style:style style:name="T18" style:family="text">
      <style:text-properties fo:color="#ffffff"/>
    </style:style>
    <style:style style:name="T19" style:family="text">
      <style:text-properties fo:color="#fff200"/>
    </style:style>
    <style:style style:name="T20" style:family="text">
      <style:text-properties fo:color="#fff200" fo:background-color="#fff200" loext:char-shading-value="0"/>
    </style:style>
    <style:style style:name="T21" style:family="text">
      <style:text-properties fo:color="#fff200" fo:background-color="#fff200" loext:char-shading-value="0"/>
    </style:style>
    <style:style style:name="T22" style:family="text">
      <style:text-properties fo:background-color="#fff2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Beneath it All Errata</text:p>
      <text:p text:style-name="P1"/>
      <text:p text:style-name="P2">%%%%%%%%%%%%%%%%%%%%%%%%%%%</text:p>
      <text:p text:style-name="P2">%%%%%%%%%%%%%%%%%%%%%%%%%%% <text:span text:style-name="T3">Chronomancy</text:span></text:p>
      <text:p text:style-name="P3"/>
      <text:p text:style-name="P4">Chronomancy can only be used when channeling through Taregil or some constituent object.</text:p>
      <text:p text:style-name="P4"/>
      <text:p text:style-name="P5">Tirwen’s Amulet</text:p>
      <text:p text:style-name="P6">Spell-like Abilities:</text:p>
      <text:p text:style-name="P6"><text:tab/><text:span text:style-name="T6">The Fury of Tirwen</text:span></text:p>
      <text:p text:style-name="P19">As an action, you utter the activation word of the Amulet in ancient Asta. <text:s/>For up to ten minutes, you can drain three ability points to gain an additional action on your turn, your speed doubles, <text:span text:style-name="T6">you have advantage on all Dexterity checks, </text:span>and you get <text:span text:style-name="T6">+2 to your AC, as the </text:span><text:span text:style-name="T5">haste </text:span><text:span text:style-name="T6">spell. Additionally, you can concentrate on two spells at once. After this ability wears off, you cannot activate it for another long rest, and you suffer a wave of lethargy. For one turn you cannot take actions or reactions.</text:span></text:p>
      <text:p text:style-name="P18"/>
      <text:p text:style-name="P4">Spells of the Tirwen’s Amulet:</text:p>
      <text:p text:style-name="P4"/>
      <text:p text:style-name="P7">Preservation</text:p>
      <text:p text:style-name="P8"><text:span text:style-name="T4">2</text:span><text:span text:style-name="T2">nd</text:span><text:span text:style-name="T4"> level chronomancy</text:span></text:p>
      <text:p text:style-name="P8">Casting Time: 1 action</text:p>
      <text:p text:style-name="P8">Range: touch</text:p>
      <text:p text:style-name="P8">Duration: 1d10 rounds</text:p>
      <text:p text:style-name="P8">Description: You reach out and attempt to suspend a creature in time. The target must make a Charisma saving throw or be forced from the timeline, petrifying it for 1d10 rounds. When petrified, the target cannot <text:tab/>affect or be affected by any creatures. On each of its turns, the target can make a new saving throw to end the <text:tab/>spell.</text:p>
      <text:p text:style-name="P8"/>
      <text:p text:style-name="P8">Dampening Field</text:p>
      <text:p text:style-name="P8"><text:span text:style-name="T4">2</text:span><text:span text:style-name="T2">nd</text:span><text:span text:style-name="T4"> level chronomancy</text:span></text:p>
      <text:p text:style-name="P8">Casting Time: 1 action</text:p>
      <text:p text:style-name="P8">Range: 30 ft</text:p>
      <text:p text:style-name="P8"><text:soft-page-break/>Duration: Concentration, up to <text:span text:style-name="T8">10 minutes</text:span></text:p>
      <text:p text:style-name="P9">Description: You alter time around you in a 30-foot radius sphere. Each creature inside the sphere must succeed on a Wisdom saving throw of be affected by this spell for the duration. An affected target’s speed is halved, it takes a -2 penalty to AC and Dexterity Saving Throws, and it can’t use reactions. On its turn, it can use either an action or a bonus action, but not both. Regardless of the creature’s abilities or magic items, it can’t make more than one attack during its turn. If the creature attempts to cast a spell with a casting time of 1 action, roll a d20. On an 11 or higher, the spell doesn’t take effect until the creature’s next turn, using that second action to complete the spell. If it can’t use that action, the spell is wasted. On each of its turns, the creature can make another Wisdom save to end the spell for that turn.</text:p>
      <text:p text:style-name="P8"/>
      <text:p text:style-name="P10">Delay Pain</text:p>
      <text:p text:style-name="P14">4<text:span text:style-name="T1">th</text:span> level chronomancy</text:p>
      <text:p text:style-name="P10">Casting Time: reaction</text:p>
      <text:p text:style-name="P10">Range: <text:span text:style-name="T9">self</text:span></text:p>
      <text:p text:style-name="P10">Duration: Concentration, up to 10 minutes</text:p>
      <text:p text:style-name="P11">Description: Blades and bullets pass through you as you force any harm dealt to you to a later time. As long as you maintain concentration <text:span text:style-name="T11">(continue to make Constitution saves as if you are taking the incoming damage)</text:span>, you can choose to delay all damage taken until the spell ends or you lose concentration.</text:p>
      <text:p text:style-name="P11"/>
      <text:p text:style-name="P11">Rending Distortion</text:p>
      <text:p text:style-name="P15">4<text:span text:style-name="T1">th</text:span> level chronomancy</text:p>
      <text:p text:style-name="P11">Casting Time: 1 action</text:p>
      <text:p text:style-name="P11">Range: 60 ft</text:p>
      <text:p text:style-name="P11">Duration: instantaneous</text:p>
      <text:p text:style-name="P11">Description: You create a random flux pattern of quickened and dampened time within a creature, tearing it apart as it moves. The target makes a constitution save and takes 6d10 damage on a failure or half as much on a success.</text:p>
      <text:p text:style-name="P11"/>
      <text:p text:style-name="P12">Split</text:p>
      <text:p text:style-name="P16"><text:span text:style-name="T7">9</text:span><text:span text:style-name="T1">th</text:span> level chronomancy</text:p>
      <text:p text:style-name="P12">Casting Time: 1 hour</text:p>
      <text:p text:style-name="P12">Range: 100 miles.</text:p>
      <text:p text:style-name="P12">Duration: <text:span text:style-name="T10">48</text:span> hours</text:p>
      <text:p text:style-name="P12"><text:soft-page-break/>Description: You split your future timeline into up to 5 parts, creating 5 copies of yourself. These copies have all your possessions and knowledge. Each of these copies act on different initiatives in combat, and coming in contact with one another has no effects. Each copy uses its own ability points for spells. When a copy is killed, it disappears with everything that it had in its possession when the spell was cast—even if an item is now in the hands of another. At any time, the spell can by ended by any copy, destroying each of the other copies.</text:p>
      <text:p text:style-name="P12"/>
      <text:p text:style-name="P12"/>
      <text:p text:style-name="P12"/>
      <text:p text:style-name="P12"/>
      <text:p text:style-name="P13">Control age</text:p>
      <text:p text:style-name="P13">Bring creatures into the time stream; delete creatures from the time stream, CHAR save</text:p>
      <text:p text:style-name="P13">Can “delay” any spell, as delayed fireball</text:p>
      <text:p text:style-name="P13">Time Stop as action for free</text:p>
      <text:h text:style-name="P17" text:outline-level="3">DELAY</text:h>
      <text:p text:style-name="P20"><text:span text:style-name="Emphasis"><text:span text:style-name="T12">1st-level chronomancy</text:span></text:span><text:span text:style-name="T12"><text:line-break/></text:span><text:span text:style-name="Strong_20_Emphasis"><text:span text:style-name="T13">Casting Time:</text:span></text:span><text:span text:style-name="T12"> 1 reaction, which you take when you see a creature within 30 feet of you get hit by a weapon or spell attack, or fail a saving throw<text:line-break/></text:span><text:span text:style-name="Strong_20_Emphasis"><text:span text:style-name="T13">Range:</text:span></text:span><text:span text:style-name="T12"> 30 feet<text:line-break/></text:span><text:span text:style-name="Strong_20_Emphasis"><text:span text:style-name="T13">Components:</text:span></text:span><text:span text:style-name="T12"> V, S<text:line-break/></text:span><text:span text:style-name="Strong_20_Emphasis"><text:span text:style-name="T13">Duration:</text:span></text:span><text:span text:style-name="T12"> Concentration, up to 1 round</text:span></text:p>
      <text:p text:style-name="P21"><text:bookmark text:name="yui_3_17_2_1_1591462359521_355"/>You hold your hand up with the palm facing the creature that triggered your reaction, and place a chronal ward on it. Until the spell ends, any damage, condition, or other effect caused by the triggering event fails to occur. When the spell does end, however, the target is immediately affected as if the attack, spell, or saving throw had just been completed.</text:p>
      <text:p text:style-name="P20"><text:span text:style-name="Emphasis"><text:span text:style-name="Strong_20_Emphasis"><text:span text:style-name="T13">At Higher Levels.</text:span></text:span></text:span><text:span text:style-name="T12"> When you cast this spell using a spell slot of 2nd level or higher, the duration increases by 1 round for each slot level above 1st.</text:span></text:p>
      <text:p text:style-name="P13"/>
      <text:p text:style-name="P13">Can put people in time loops, repeating actions for days on failed INT save</text:p>
      <text:p><text:span text:style-name="T16">Constant forsight: You touch a willing creature and bestow a limited ability to see into the immediate future. For the </text:span><text:a xlink:type="simple" xlink:href="https://roll20.net/compendium/dnd5e/Spells#h-Duration" text:style-name="Internet_20_link" text:visited-style-name="Visited_20_Internet_20_Link">Duration</text:a><text:span text:style-name="T16">, the target can't be surprised and has advantage on </text:span><text:a xlink:type="simple" xlink:href="https://roll20.net/compendium/dnd5e/Combat#h-Attack" text:style-name="Internet_20_link" text:visited-style-name="Visited_20_Internet_20_Link">Attack</text:a><text:span text:style-name="T16"> rolls, </text:span><text:a xlink:type="simple" xlink:href="https://roll20.net/compendium/dnd5e/Social%20Interaction#h-Ability%20Checks" text:style-name="Internet_20_link" text:visited-style-name="Visited_20_Internet_20_Link">Ability Checks</text:a><text:span text:style-name="T16">, and </text:span><text:a xlink:type="simple" xlink:href="https://roll20.net/compendium/dnd5e/Casting%20a%20Spell#h-Saving%20Throws" text:style-name="Internet_20_link" text:visited-style-name="Visited_20_Internet_20_Link">Saving Throws</text:a><text:span text:style-name="T16">. Additionally, other creatures have disadvantage on </text:span><text:a xlink:type="simple" xlink:href="https://roll20.net/compendium/dnd5e/Combat#h-Attack" text:style-name="Internet_20_link" text:visited-style-name="Visited_20_Internet_20_Link">Attack</text:a><text:span text:style-name="T16"> rolls against the target for the </text:span><text:a xlink:type="simple" xlink:href="https://roll20.net/compendium/dnd5e/Spells#h-Duration" text:style-name="Internet_20_link" text:visited-style-name="Visited_20_Internet_20_Link">Duration</text:a><text:span text:style-name="T16">.</text:span></text:p>
      <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Times New Roman" svg:font-family="'Times New Roman', Times, serif"/>
    <style:font-face style:name="EB Garamond 08" svg:font-family="'EB Garamond 08'" style:font-pitch="variable"/>
    <style:font-face style:name="Calibri" svg:font-family="Calibri" style:font-family-generic="roman" style:font-pitch="variable"/>
    <style:font-face style:name="Georgia1"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Lohit Devanagari" style:font-family-complex="'Lohit Devanagari'"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order="0.51pt solid #333333" fo:padding="0.6319in" fo:background-color="#272727"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27272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fo:border="0.51pt solid #333333" fo:padding="0.780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23:25:00</meta:creation-date>
    <meta:initial-creator>Nolan Roth</meta:initial-creator>
    <dc:language>en-US</dc:language>
    <dc:date>2020-07-26T23:33:00.183175659</dc:date>
    <meta:editing-cycles>42</meta:editing-cycles>
    <meta:editing-duration>P1DT18H38M4S</meta:editing-duration>
    <meta:generator>LibreOffice/6.0.7.3$Linux_X86_64 LibreOffice_project/00m0$Build-3</meta:generator>
    <meta:document-statistic meta:table-count="0" meta:image-count="0" meta:object-count="0" meta:page-count="3" meta:paragraph-count="49" meta:word-count="845" meta:character-count="4842" meta:non-whitespace-character-count="40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